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ac2"/>
    </style:style>
    <style:style style:name="P2" style:family="paragraph" style:parent-style-name="Standard">
      <style:text-properties officeooo:paragraph-rsid="00103abc"/>
    </style:style>
    <style:style style:name="P3" style:family="paragraph" style:parent-style-name="Standard">
      <style:text-properties officeooo:paragraph-rsid="0011d1d5"/>
    </style:style>
    <style:style style:name="P4" style:family="paragraph" style:parent-style-name="Standard">
      <style:text-properties officeooo:paragraph-rsid="00139fb9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54f30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Sect1" style:family="section">
      <style:section-properties fo:margin-left="0.1126in" fo:margin-right="0.072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koerbe">
        <text:p text:style-name="P5"><draw:frame text:anchor-type="as-char" svg:y="0.0835in" draw:z-index="5" draw:name="kunde.zusatzinfoLieferung" draw:style-name="gr1" draw:text-style-name="P8" svg:width="1.8276in" svg:height="0.1925in"><draw:text-box><text:p text:style-name="P7"><text:span text:style-name="T2">Depot</text:span></text:p></draw:text-box></draw:frame></text:p>
        <text:p text:style-name="P1"><draw:frame text:anchor-type="as-char" svg:y="-0.1437in" draw:z-index="0" draw:name="kunde.zusatzinfoLieferung" draw:style-name="gr1" draw:text-style-name="P6" svg:width="1.9551in" svg:height="0.1925in"><draw:text-box><text:p><text:span text:style-name="T1">Zusatzinfo</text:span></text:p></draw:text-box></draw:frame></text:p>
        <text:p text:style-name="P4"/>
        <text:p text:style-name="P2"><draw:frame text:anchor-type="as-char" svg:y="-0.1437in" draw:z-index="1" draw:name="kunde.lieferAdresszeilen.0" draw:style-name="gr1" draw:text-style-name="P6" svg:width="1.9551in" svg:height="0.1925in"><draw:text-box><text:p><text:span text:style-name="T1">Zeile 1</text:span></text:p></draw:text-box></draw:frame></text:p>
        <text:p text:style-name="P3"><draw:frame text:anchor-type="as-char" svg:y="-0.1437in" draw:z-index="2" draw:name="kunde.lieferAdresszeilen.1" draw:style-name="gr1" draw:text-style-name="P6" svg:width="1.9476in" svg:height="0.1925in"><draw:text-box><text:p><text:span text:style-name="T1">Zeile 2</text:span></text:p></draw:text-box></draw:frame></text:p>
        <text:p text:style-name="P3"><draw:frame text:anchor-type="as-char" svg:y="-0.1437in" draw:z-index="3" draw:name="kunde.lieferAdresszeilen.2" draw:style-name="gr1" draw:text-style-name="P6" svg:width="1.9476in" svg:height="0.1925in"><draw:text-box><text:p><text:span text:style-name="T1">Zeile 3</text:span></text:p></draw:text-box></draw:frame></text:p>
        <text:p text:style-name="P3"><draw:frame text:anchor-type="as-char" svg:y="-0.1437in" draw:z-index="4" draw:name="kunde.lieferAdresszeilen.3" draw:style-name="gr1" draw:text-style-name="P6" svg:width="1.9551in" svg:height="0.1925in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4.4.6.3$Linux_X86_64 LibreOffice_project/40m0$Build-3</meta:generator>
    <dc:date>2016-07-13T08:40:44.821999193</dc:date>
    <dc:creator>Mike Toggweiler</dc:creator>
    <meta:editing-duration>PT14H1M17S</meta:editing-duration>
    <meta:editing-cycles>13</meta:editing-cycles>
    <meta:document-statistic meta:table-count="0" meta:image-count="0" meta:object-count="0" meta:page-count="1" meta:paragraph-count="6" meta:word-count="0" meta:character-count="0" meta:non-whitespace-character-count="0"/>
  </office:meta>
</office:document-meta>
</file>